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0658403</text:p>
          </table:table-cell>
          <table:table-cell office:value-type="string" calcext:value-type="string">
            <text:p>2024-12-19 14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65864" calcext:value-type="float">
            <text:p>49.96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8403</text:p>
          </table:table-cell>
          <table:table-cell office:value-type="string" calcext:value-type="string">
            <text:p>2023-12-12 15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98224" calcext:value-type="float">
            <text:p>49.79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8403</text:p>
          </table:table-cell>
          <table:table-cell office:value-type="string" calcext:value-type="string">
            <text:p>2022-12-18 15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15344" calcext:value-type="float">
            <text:p>49.61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8403</text:p>
          </table:table-cell>
          <table:table-cell office:value-type="string" calcext:value-type="string">
            <text:p>2019-12-14 21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20984" calcext:value-type="float">
            <text:p>49.02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8403</text:p>
          </table:table-cell>
          <table:table-cell office:value-type="string" calcext:value-type="string">
            <text:p>2018-12-07 22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07624" calcext:value-type="float">
            <text:p>48.80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8403</text:p>
          </table:table-cell>
          <table:table-cell office:value-type="string" calcext:value-type="string">
            <text:p>2017-12-14 15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27792" calcext:value-type="float">
            <text:p>48.627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8403</text:p>
          </table:table-cell>
          <table:table-cell office:value-type="string" calcext:value-type="string">
            <text:p>2016-12-07 13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35184" calcext:value-type="float">
            <text:p>48.335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8403</text:p>
          </table:table-cell>
          <table:table-cell office:value-type="string" calcext:value-type="string">
            <text:p>2015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25912" calcext:value-type="float">
            <text:p>48.825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8403</text:p>
          </table:table-cell>
          <table:table-cell office:value-type="string" calcext:value-type="string">
            <text:p>2014-1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8408" calcext:value-type="float">
            <text:p>47.8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8403</text:p>
          </table:table-cell>
          <table:table-cell office:value-type="string" calcext:value-type="string">
            <text:p>2013-1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25" calcext:value-type="float">
            <text:p>47.6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8403</text:p>
          </table:table-cell>
          <table:table-cell office:value-type="string" calcext:value-type="string">
            <text:p>2012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2688" calcext:value-type="float">
            <text:p>47.4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8403</text:p>
          </table:table-cell>
          <table:table-cell office:value-type="string" calcext:value-type="string">
            <text:p>2012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678" calcext:value-type="float">
            <text:p>47.16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8403</text:p>
          </table:table-cell>
          <table:table-cell office:value-type="string" calcext:value-type="string">
            <text:p>2010-12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7824" calcext:value-type="float">
            <text:p>46.8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8403</text:p>
          </table:table-cell>
          <table:table-cell office:value-type="string" calcext:value-type="string">
            <text:p>2009-1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43544" calcext:value-type="float">
            <text:p>46.64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8403</text:p>
          </table:table-cell>
          <table:table-cell office:value-type="string" calcext:value-type="string">
            <text:p>2008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84464" calcext:value-type="float">
            <text:p>46.38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8403</text:p>
          </table:table-cell>
          <table:table-cell office:value-type="string" calcext:value-type="string">
            <text:p>2008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10144" calcext:value-type="float">
            <text:p>46.11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8403</text:p>
          </table:table-cell>
          <table:table-cell office:value-type="string" calcext:value-type="string">
            <text:p>2006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23632" calcext:value-type="float">
            <text:p>45.82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8403</text:p>
          </table:table-cell>
          <table:table-cell office:value-type="string" calcext:value-type="string">
            <text:p>2005-1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676" calcext:value-type="float">
            <text:p>45.5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8403</text:p>
          </table:table-cell>
          <table:table-cell office:value-type="string" calcext:value-type="string">
            <text:p>2004-1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60336" calcext:value-type="float">
            <text:p>45.360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8403</text:p>
          </table:table-cell>
          <table:table-cell office:value-type="string" calcext:value-type="string">
            <text:p>2003-1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86016" calcext:value-type="float">
            <text:p>45.086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8403</text:p>
          </table:table-cell>
          <table:table-cell office:value-type="string" calcext:value-type="string">
            <text:p>2002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75704" calcext:value-type="float">
            <text:p>44.875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8403</text:p>
          </table:table-cell>
          <table:table-cell office:value-type="string" calcext:value-type="string">
            <text:p>2001-1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2272" calcext:value-type="float">
            <text:p>44.62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8403</text:p>
          </table:table-cell>
          <table:table-cell office:value-type="string" calcext:value-type="string">
            <text:p>2000-1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98336" calcext:value-type="float">
            <text:p>44.598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8403</text:p>
          </table:table-cell>
          <table:table-cell office:value-type="string" calcext:value-type="string">
            <text:p>1999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6552" calcext:value-type="float">
            <text:p>44.1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8403</text:p>
          </table:table-cell>
          <table:table-cell office:value-type="string" calcext:value-type="string">
            <text:p>1998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84976" calcext:value-type="float">
            <text:p>44.38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8403</text:p>
          </table:table-cell>
          <table:table-cell office:value-type="string" calcext:value-type="string">
            <text:p>1997-1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3316" calcext:value-type="float">
            <text:p>44.33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8403</text:p>
          </table:table-cell>
          <table:table-cell office:value-type="string" calcext:value-type="string">
            <text:p>1996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8744" calcext:value-type="float">
            <text:p>44.2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8403</text:p>
          </table:table-cell>
          <table:table-cell office:value-type="string" calcext:value-type="string">
            <text:p>1995-1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02096" calcext:value-type="float">
            <text:p>44.202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8403</text:p>
          </table:table-cell>
          <table:table-cell office:value-type="string" calcext:value-type="string">
            <text:p>1994-1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59424" calcext:value-type="float">
            <text:p>44.159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8403</text:p>
          </table:table-cell>
          <table:table-cell office:value-type="string" calcext:value-type="string">
            <text:p>1993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01512" calcext:value-type="float">
            <text:p>44.10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8403</text:p>
          </table:table-cell>
          <table:table-cell office:value-type="string" calcext:value-type="string">
            <text:p>1992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64936" calcext:value-type="float">
            <text:p>44.064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8403</text:p>
          </table:table-cell>
          <table:table-cell office:value-type="string" calcext:value-type="string">
            <text:p>1991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7032" calcext:value-type="float">
            <text:p>44.4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8403</text:p>
          </table:table-cell>
          <table:table-cell office:value-type="string" calcext:value-type="string">
            <text:p>1990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88736" calcext:value-type="float">
            <text:p>43.98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8403</text:p>
          </table:table-cell>
          <table:table-cell office:value-type="string" calcext:value-type="string">
            <text:p>1989-1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8264" calcext:value-type="float">
            <text:p>43.9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8403</text:p>
          </table:table-cell>
          <table:table-cell office:value-type="string" calcext:value-type="string">
            <text:p>1988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24728" calcext:value-type="float">
            <text:p>43.924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8403</text:p>
          </table:table-cell>
          <table:table-cell office:value-type="string" calcext:value-type="string">
            <text:p>1988-0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57088" calcext:value-type="float">
            <text:p>43.757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8403</text:p>
          </table:table-cell>
          <table:table-cell office:value-type="string" calcext:value-type="string">
            <text:p>1986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4548" calcext:value-type="float">
            <text:p>43.84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8403</text:p>
          </table:table-cell>
          <table:table-cell office:value-type="string" calcext:value-type="string">
            <text:p>1984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82056" calcext:value-type="float">
            <text:p>43.882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8403</text:p>
          </table:table-cell>
          <table:table-cell office:value-type="string" calcext:value-type="string">
            <text:p>1983-03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07736" calcext:value-type="float">
            <text:p>43.607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8403</text:p>
          </table:table-cell>
          <table:table-cell office:value-type="string" calcext:value-type="string">
            <text:p>1981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10784" calcext:value-type="float">
            <text:p>43.61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8403</text:p>
          </table:table-cell>
          <table:table-cell office:value-type="string" calcext:value-type="string">
            <text:p>1980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37632" calcext:value-type="float">
            <text:p>43.537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8403</text:p>
          </table:table-cell>
          <table:table-cell office:value-type="string" calcext:value-type="string">
            <text:p>1979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67528" calcext:value-type="float">
            <text:p>43.467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8403</text:p>
          </table:table-cell>
          <table:table-cell office:value-type="string" calcext:value-type="string">
            <text:p>1978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33416" calcext:value-type="float">
            <text:p>43.33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8403</text:p>
          </table:table-cell>
          <table:table-cell office:value-type="string" calcext:value-type="string">
            <text:p>1976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38928" calcext:value-type="float">
            <text:p>43.23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8403</text:p>
          </table:table-cell>
          <table:table-cell office:value-type="string" calcext:value-type="string">
            <text:p>1975-1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04816" calcext:value-type="float">
            <text:p>43.10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2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61" meta:object-count="0"/>
    <meta:user-defined meta:name="AppVersion">3.0</meta:user-defined>
  </office:meta>
</office:document-meta>
</file>